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1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2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1.709cm" table:align="left"/>
    </style:style>
    <style:style style:name="Tabela2.A" style:family="table-column">
      <style:table-column-properties style:column-width="3.605cm"/>
    </style:style>
    <style:style style:name="Tabela2.B" style:family="table-column">
      <style:table-column-properties style:column-width="2.394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2.709cm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D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" style:family="table">
      <style:table-properties style:width="8.297cm" fo:margin-left="0.104cm" table:align="left"/>
    </style:style>
    <style:style style:name="Tabela4.A" style:family="table-column">
      <style:table-column-properties style:column-width="3.507cm"/>
    </style:style>
    <style:style style:name="Tabela4.B" style:family="table-column">
      <style:table-column-properties style:column-width="2.397cm"/>
    </style:style>
    <style:style style:name="Tabela4.C" style:family="table-column">
      <style:table-column-properties style:column-width="2.394cm"/>
    </style:style>
    <style:style style:name="Tabela4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C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C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5.904cm" fo:margin-left="-0.106cm" fo:margin-top="0cm" fo:margin-bottom="0cm" table:align="left"/>
    </style:style>
    <style:style style:name="Tabela3.A" style:family="table-column">
      <style:table-column-properties style:column-width="2.311cm"/>
    </style:style>
    <style:style style:name="Tabela3.B" style:family="table-column">
      <style:table-column-properties style:column-width="3.591cm"/>
    </style:style>
    <style:style style:name="Tabela3.1" style:family="table-row">
      <style:table-row-properties style:min-row-height="0.452cm" fo:keep-together="auto"/>
    </style:style>
    <style:style style:name="Tabela3.A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ela3.2" style:family="table-row">
      <style:table-row-properties style:min-row-height="0.337cm" fo:keep-together="auto"/>
    </style:style>
    <style:style style:name="Tabela3.A2" style:family="table-cell">
      <style:table-cell-properties style:vertical-align="bottom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style:vertical-align="bottom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3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5.987cm" fo:margin-left="-0.106cm" fo:margin-top="0cm" fo:margin-bottom="0cm" table:align="left"/>
    </style:style>
    <style:style style:name="Tabela5.A" style:family="table-column">
      <style:table-column-properties style:column-width="2.311cm"/>
    </style:style>
    <style:style style:name="Tabela5.B" style:family="table-column">
      <style:table-column-properties style:column-width="3.674cm"/>
    </style:style>
    <style:style style:name="Tabela5.1" style:family="table-row">
      <style:table-row-properties style:min-row-height="0.452cm" fo:keep-together="auto"/>
    </style:style>
    <style:style style:name="Tabela5.A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ela5.A2" style:family="table-cell">
      <style:table-cell-properties style:vertical-align="bottom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.B2" style:family="table-cell">
      <style:table-cell-properties style:vertical-align="bottom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5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5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5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2fa318" officeooo:paragraph-rsid="002fa31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horndale AMT1" fo:font-size="8.5pt" style:font-size-asian="8.5pt" style:font-size-complex="8.5pt"/>
    </style:style>
    <style:style style:name="P16" style:family="paragraph" style:parent-style-name="Standard">
      <style:paragraph-properties fo:text-align="center" style:justify-single-word="false"/>
      <style:text-properties style:font-name="Thorndale AMT1" fo:font-size="8.5pt" officeooo:paragraph-rsid="00303aa7" style:font-size-asian="8.5pt" style:font-size-complex="8.5pt"/>
    </style:style>
    <style:style style:name="P17" style:family="paragraph" style:parent-style-name="Standard">
      <style:paragraph-properties fo:text-align="center" style:justify-single-word="false"/>
      <style:text-properties style:font-name="Thorndale AMT1" fo:font-size="8.5pt" officeooo:rsid="002fa318" officeooo:paragraph-rsid="002fa318" style:font-size-asian="8.5pt" style:font-size-complex="8.5pt"/>
    </style:style>
    <style:style style:name="P18" style:family="paragraph" style:parent-style-name="Standard">
      <style:paragraph-properties fo:text-align="center" style:justify-single-word="false"/>
      <style:text-properties style:font-name="Thorndale AMT1" fo:font-size="8.5pt" officeooo:rsid="002fa318" officeooo:paragraph-rsid="00303aa7" style:font-size-asian="8.5pt" style:font-size-complex="8.5pt"/>
    </style:style>
    <style:style style:name="P19" style:family="paragraph" style:parent-style-name="Standard">
      <style:paragraph-properties fo:text-align="justify" style:justify-single-word="false"/>
      <style:text-properties officeooo:paragraph-rsid="00196ef3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style:font-name="Thorndale AMT2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3b451c" officeooo:paragraph-rsid="003b451c" style:font-name-asian="Courier10 BT" style:font-size-asian="10pt" style:font-weight-asian="normal" style:font-name-complex="Courier10 BT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.5pt" officeooo:rsid="002fa318" officeooo:paragraph-rsid="00303aa7" style:font-size-asian="8.5pt" style:font-size-complex="8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8.5pt" style:font-size-asian="8.5pt" style:font-size-complex="8.5pt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style:use-window-font-color="true" style:font-name="Thorndale AMT2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4" style:family="text">
      <style:text-properties style:use-window-font-color="true" style:font-name="Thorndale AMT2" fo:font-size="10pt" fo:font-style="normal" fo:font-weight="normal" officeooo:rsid="002ceec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5" style:family="text">
      <style:text-properties style:use-window-font-color="true" style:font-name="Thorndale AMT2" fo:font-size="10pt" fo:font-style="normal" fo:font-weight="normal" officeooo:rsid="002fa3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6" style:family="text">
      <style:text-properties officeooo:rsid="002fa318"/>
    </style:style>
    <style:style style:name="T7" style:family="text">
      <style:text-properties officeooo:rsid="003264ce"/>
    </style:style>
    <style:style style:name="T8" style:family="text">
      <style:text-properties officeooo:rsid="0035b7a7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0"><text:span text:style-name="T2">Zbigniew Nowacki</text:span><text:tab/><text:span text:style-name="T2">234102</text:span></text:p>
            <text:p text:style-name="P11"><text:span text:style-name="T2">Paweł Galewicz</text:span><text:tab/><text:tab/><text:span text:style-name="T2">234053</text:span></text:p>
          </table:table-cell>
          <table:table-cell office:value-type="string">
            <text:p text:style-name="P12">Rok akademicki <text:span text:style-name="T2">2019/20</text:span></text:p>
            <text:p text:style-name="P13">wtorek, 10:30</text:p>
          </table:table-cell>
        </table:table-row>
      </table:table>
      <text:p text:style-name="P1"/>
      <text:p text:style-name="P9"><text:span text:style-name="T1">TEORIA PODEJMOWANIA DECYZJI – </text:span>LABORATORIUM</text:p>
      <text:p text:style-name="P14">Zadanie <text:span text:style-name="T7">2</text:span> – <text:span text:style-name="T2">wariant 5</text:span></text:p>
      <text:p text:style-name="P3"/>
      <text:p text:style-name="P4">Opis rozwiązania</text:p>
      <text:p text:style-name="P19"><text:span text:style-name="T3">Program konsolowy, zaimplementowany w języku Python 3. </text:span><text:span text:style-name="T4">Program rozwiązuje problem programowania liniowego wykorzystując bibliotekę PuLP. Jego zadaniem jest wyznaczenie optymalnych strategii w dwuosobowej grze </text:span><text:span text:style-name="T5">karcianej.</text:span></text:p>
      <text:p text:style-name="P5"/>
      <text:p text:style-name="P8">Dane wejściowe</text:p>
      <text:p text:style-name="P7">Na wejściu dostarczana jest macierz wypłat: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">Gracz A\ Gracz B</text:p>
            </table:table-cell>
            <table:table-cell table:style-name="Tabela2.A1" office:value-type="string">
              <text:p text:style-name="P17">K</text:p>
            </table:table-cell>
            <table:table-cell table:style-name="Tabela2.A1" office:value-type="string">
              <text:p text:style-name="P17">Q</text:p>
            </table:table-cell>
            <table:table-cell table:style-name="Tabela2.D1" office:value-type="string">
              <text:p text:style-name="P17">A</text:p>
            </table:table-cell>
          </table:table-row>
          <table:table-row>
            <table:table-cell table:style-name="Tabela2.A2" office:value-type="string">
              <text:p text:style-name="P17">K</text:p>
            </table:table-cell>
            <table:table-cell table:style-name="Tabela2.B2" office:value-type="string">
              <text:p text:style-name="P17">0</text:p>
            </table:table-cell>
            <table:table-cell table:style-name="Tabela2.B2" office:value-type="string">
              <text:p text:style-name="P17">1</text:p>
            </table:table-cell>
            <table:table-cell table:style-name="Tabela2.D2" office:value-type="string">
              <text:p text:style-name="P15">-<text:span text:style-name="T6">5</text:span></text:p>
            </table:table-cell>
          </table:table-row>
        </table:table-header-rows>
        <table:table-row>
          <table:table-cell table:style-name="Tabela2.A2" office:value-type="string">
            <text:p text:style-name="P17">Q</text:p>
          </table:table-cell>
          <table:table-cell table:style-name="Tabela2.B2" office:value-type="string">
            <text:p text:style-name="P15">-<text:span text:style-name="T6">1</text:span></text:p>
          </table:table-cell>
          <table:table-cell table:style-name="Tabela2.B2" office:value-type="string">
            <text:p text:style-name="P17">0</text:p>
          </table:table-cell>
          <table:table-cell table:style-name="Tabela2.D2" office:value-type="string">
            <text:p text:style-name="P17">10</text:p>
          </table:table-cell>
        </table:table-row>
        <table:table-row>
          <table:table-cell table:style-name="Tabela2.A2" office:value-type="string">
            <text:p text:style-name="P17">A</text:p>
          </table:table-cell>
          <table:table-cell table:style-name="Tabela2.B2" office:value-type="string">
            <text:p text:style-name="P17">5</text:p>
          </table:table-cell>
          <table:table-cell table:style-name="Tabela2.B2" office:value-type="string">
            <text:p text:style-name="P15">-<text:span text:style-name="T6">10</text:span></text:p>
          </table:table-cell>
          <table:table-cell table:style-name="Tabela2.D2" office:value-type="string">
            <text:p text:style-name="P17">0</text:p>
          </table:table-cell>
        </table:table-row>
      </table:table>
      <text:p text:style-name="P7"/>
      <text:p text:style-name="P7">Dodatkowo podana jest informacja, że <text:span text:style-name="T8">na początku gry</text:span>:</text:p>
      <text:list xml:id="list1982997063" text:style-name="L1">
        <text:list-item>
          <text:p text:style-name="P20">Gracz A odkłada na bok damę (Q)</text:p>
        </text:list-item>
        <text:list-item>
          <text:p text:style-name="P20">Gracz B odkłada na bok asa (A)</text:p>
        </text:list-item>
      </text:list>
      <text:p text:style-name="P7"/>
      <text:p text:style-name="P7">Po usunięciu odpowiednich kart macierz wypłat prezentuje się następująco: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23">Gracz A\ Gracz B</text:p>
            </table:table-cell>
            <table:table-cell table:style-name="Tabela4.A1" office:value-type="string">
              <text:p text:style-name="P18">K</text:p>
            </table:table-cell>
            <table:table-cell table:style-name="Tabela4.C1" office:value-type="string">
              <text:p text:style-name="P18">Q</text:p>
            </table:table-cell>
          </table:table-row>
          <table:table-row>
            <table:table-cell table:style-name="Tabela4.A2" office:value-type="string">
              <text:p text:style-name="P18">K</text:p>
            </table:table-cell>
            <table:table-cell table:style-name="Tabela4.B2" office:value-type="string">
              <text:p text:style-name="P18">0</text:p>
            </table:table-cell>
            <table:table-cell table:style-name="Tabela4.C2" office:value-type="string">
              <text:p text:style-name="P18">1</text:p>
            </table:table-cell>
          </table:table-row>
        </table:table-header-rows>
        <table:table-row>
          <table:table-cell table:style-name="Tabela4.A2" office:value-type="string">
            <text:p text:style-name="P18">A</text:p>
          </table:table-cell>
          <table:table-cell table:style-name="Tabela4.B2" office:value-type="string">
            <text:p text:style-name="P18">5</text:p>
          </table:table-cell>
          <table:table-cell table:style-name="Tabela4.C2" office:value-type="string">
            <text:p text:style-name="P16">-<text:span text:style-name="T6">10</text:span></text:p>
          </table:table-cell>
        </table:table-row>
      </table:table>
      <text:p text:style-name="P6"/>
      <text:p text:style-name="P22">Wyniki</text:p>
      <text:p text:style-name="P21">Na początku sprawdzone było, czy macierz zawiera strategie zdominowane – badanie wykazało, że podana macierz żadnej nie posiada.</text:p>
      <text:p text:style-name="P21"/>
      <text:p text:style-name="P21">Następnym krokiem było sprawdzenie punktu siodłowego, którego również nie było. W związku z tym należało wyznaczyć strategie mieszane dla obu graczy.</text:p>
      <text:p text:style-name="P21"/>
      <text:p text:style-name="P2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4">Gracz A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24">Karta</text:p>
          </table:table-cell>
          <table:table-cell table:style-name="Tabela3.B2" office:value-type="string">
            <text:p text:style-name="P24">Częstotliwość</text:p>
          </table:table-cell>
        </table:table-row>
        <table:table-row table:style-name="Tabela3.1">
          <table:table-cell table:style-name="Tabela3.A3" office:value-type="string">
            <text:p text:style-name="P24">Q</text:p>
          </table:table-cell>
          <table:table-cell table:style-name="Tabela3.B3" office:value-type="string">
            <text:p text:style-name="P24">0.312</text:p>
          </table:table-cell>
        </table:table-row>
        <table:table-row table:style-name="Tabela3.1">
          <table:table-cell table:style-name="Tabela3.A4" office:value-type="string">
            <text:p text:style-name="P24">K</text:p>
          </table:table-cell>
          <table:table-cell table:style-name="Tabela3.B4" office:value-type="string">
            <text:p text:style-name="P24">0.687</text:p>
          </table:table-cell>
        </table:table-row>
      </table:table>
      <text:p text:style-name="Standard"/>
      <text:p text:style-name="P21"/>
      <text:p text:style-name="P21"/>
      <text:p text:style-name="P2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4">Gracz B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4">Karta</text:p>
          </table:table-cell>
          <table:table-cell table:style-name="Tabela5.B2" office:value-type="string">
            <text:p text:style-name="P24">Częstotliwość</text:p>
          </table:table-cell>
        </table:table-row>
        <table:table-row table:style-name="Tabela5.1">
          <table:table-cell table:style-name="Tabela5.A3" office:value-type="string">
            <text:p text:style-name="P24">K</text:p>
          </table:table-cell>
          <table:table-cell table:style-name="Tabela5.B3" office:value-type="string">
            <text:p text:style-name="P24">0.937</text:p>
          </table:table-cell>
        </table:table-row>
        <table:table-row table:style-name="Tabela5.1">
          <table:table-cell table:style-name="Tabela5.A4" office:value-type="string">
            <text:p text:style-name="P24">A</text:p>
          </table:table-cell>
          <table:table-cell table:style-name="Tabela5.B4" office:value-type="string">
            <text:p text:style-name="P24">0.062</text:p>
          </table:table-cell>
        </table:table-row>
      </table:table>
      <text:p text:style-name="Standard"/>
      <text:p text:style-name="P21">Ostateczna wartość gry wyniosła <text:s/><text:span text:style-name="T9">0.312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1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2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05T13:00:36.144000000</dc:date>
    <dc:language>pl-PL</dc:language>
    <meta:editing-cycles>36</meta:editing-cycles>
    <meta:editing-duration>PT1H59M39S</meta:editing-duration>
    <meta:document-statistic meta:table-count="5" meta:image-count="0" meta:object-count="0" meta:page-count="1" meta:paragraph-count="57" meta:word-count="178" meta:character-count="1082" meta:non-whitespace-character-count="958"/>
    <meta:user-defined meta:name="Info 1"/>
    <meta:user-defined meta:name="Info 2"/>
    <meta:user-defined meta:name="Info 3"/>
    <meta:user-defined meta:name="Info 4"/>
  </office:meta>
</office:document-meta>
</file>